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{</text:p>
      <text:p text:style-name="P1"><text:s text:c="2"/>"2026-02-23": {</text:p>
      <text:p text:style-name="P1"><text:s text:c="4"/>"id": "854d98e7-5fce-4c08-9b00-297a77605f67",</text:p>
      <text:p text:style-name="P1"><text:s text:c="4"/>"date": "2026-02-23",</text:p>
      <text:p text:style-name="P1"><text:s text:c="4"/>"slots": {</text:p>
      <text:p text:style-name="P1"><text:s text:c="6"/>"5am": {</text:p>
      <text:p text:style-name="P1"><text:s text:c="8"/>"leaderId": "035044e4-e2f4-4fa3-a2f6-3507cf2a1a30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93764c38-3160-4b85-b0af-328969d708cd",</text:p>
      <text:p text:style-name="P1"><text:s text:c="8"/>"doctrineLeaderId": "3220ac06-4b9b-417f-adc7-a726fac26657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d434fd0f-b0bb-4414-88f2-e3d79d77c953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24": {</text:p>
      <text:p text:style-name="P1"><text:s text:c="4"/>"id": "f1cd425c-a67f-4438-b81b-f793e5bcf4db",</text:p>
      <text:p text:style-name="P1"><text:s text:c="4"/>"date": "2026-02-24",</text:p>
      <text:p text:style-name="P1"><text:s text:c="4"/>"slots": {</text:p>
      <text:p text:style-name="P1"><text:s text:c="6"/>"5am": {</text:p>
      <text:p text:style-name="P1"><text:s text:c="8"/>"leaderId": "a09ba6cd-a8ea-4b6e-868c-db540b7d577a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255351e3-4196-44ee-a292-e11880caff25",</text:p>
      <text:p text:style-name="P1"><text:s text:c="8"/>"doctrineLeaderId": "a22727b1-1db1-4736-8324-e54d53afa28f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54a438dd-afbd-4f06-90a7-6936c9aaedb3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25": {</text:p>
      <text:p text:style-name="P1"><text:s text:c="4"/>"id": "e7c81864-77ed-4069-8f16-d8919418cf64",</text:p>
      <text:p text:style-name="P1"><text:s text:c="4"/>"date": "2026-02-25",</text:p>
      <text:p text:style-name="P1"><text:s text:c="4"/>"slots": {</text:p>
      <text:p text:style-name="P1"><text:s text:c="6"/>"5am": {</text:p>
      <text:p text:style-name="P1"><text:s text:c="8"/>"leaderId": "9c8af082-f9ba-4bef-840e-b53d22b21b49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aea97ce6-654f-4bd4-b4ac-257de893118c",</text:p>
      <text:p text:style-name="P1"><text:s text:c="8"/>"doctrineLeaderId": "22e7cd9e-53ea-4fa6-99d5-6e822eabd00b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55d5ccdf-073b-491e-b34c-fd091eb06bb1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26": {</text:p>
      <text:p text:style-name="P1"><text:s text:c="4"/>"id": "590d6d55-f6b8-4833-9b67-e300df43f9e9",</text:p>
      <text:p text:style-name="P1"><text:s text:c="4"/>"date": "2026-02-26",</text:p>
      <text:p text:style-name="P1"><text:s text:c="4"/>"slots": {</text:p>
      <text:p text:style-name="P1"><text:s text:c="6"/>"5am": {</text:p>
      <text:p text:style-name="P1"><text:s text:c="8"/>"leaderId": "a5fb1fa4-9910-4a9a-aa8a-4fd88ccd7b9b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00cd3461-bb0c-47ac-8dc8-d84b97d858a1",</text:p>
      <text:p text:style-name="P1"><text:s text:c="8"/>"doctrineLeaderId": "37c430cb-6fd1-4e1f-b918-a271e4de37ed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youth",</text:p>
      <text:p text:style-name="P1"><text:s text:c="8"/>"language": "es",</text:p>
      <text:p text:style-name="P1"><text:s text:c="8"/>"leaderIds": [</text:p>
      <text:p text:style-name="P1"><text:s text:c="10"/>"e8c1ca07-a2bd-4688-8330-855b23272177",</text:p>
      <text:p text:style-name="P1"><text:s text:c="10"/>"c28b666c-5626-43e6-8610-9709f25cfb99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27": {</text:p>
      <text:p text:style-name="P1"><text:s text:c="4"/>"id": "6bb4dd63-d9d5-4981-937c-6b560ec9aefb",</text:p>
      <text:p text:style-name="P1"><text:s text:c="4"/>"date": "2026-02-27",</text:p>
      <text:p text:style-name="P1"><text:s text:c="4"/>"slots": {</text:p>
      <text:p text:style-name="P1"><text:s text:c="6"/>"5am": {</text:p>
      <text:p text:style-name="P1"><text:s text:c="8"/>"leaderId": "3968c3be-b475-46db-91e2-3d180007a552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0d58b30b-8a15-4fbc-bc74-5fed98e2127f",</text:p>
      <text:p text:style-name="P1"><text:s text:c="8"/>"doctrineLeaderId": "9a851a58-586e-4570-8aef-8d76c2a50aa6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657efb04-836d-42d7-8b11-8d749221df98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03": {</text:p>
      <text:p text:style-name="P1"><text:s text:c="4"/>"id": "bc48d052-a9cf-4124-ac56-5254cc93b40d",</text:p>
      <text:p text:style-name="P1"><text:s text:c="4"/>"date": "2026-03-03",</text:p>
      <text:p text:style-name="P1"><text:s text:c="4"/>"slots": {</text:p>
      <text:p text:style-name="P1"><text:s text:c="6"/>"5am": {</text:p>
      <text:p text:style-name="P1"><text:s text:c="8"/>"leaderId": "9c8af082-f9ba-4bef-840e-b53d22b21b49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93764c38-3160-4b85-b0af-328969d708cd",</text:p>
      <text:p text:style-name="P1"><text:s text:c="8"/>"doctrineLeaderId": "255351e3-4196-44ee-a292-e11880caff25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00cd3461-bb0c-47ac-8dc8-d84b97d858a1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01": {</text:p>
      <text:p text:style-name="P1"><text:s text:c="4"/>"id": "469bdaed-9fcb-423b-a4ff-e04838b5ffa5",</text:p>
      <text:p text:style-name="P1"><text:s text:c="4"/>"date": "2026-02-01",</text:p>
      <text:p text:style-name="P1"><text:s text:c="4"/>"slots": {</text:p>
      <text:p text:style-name="P1"><text:s text:c="6"/>"5am": {</text:p>
      <text:p text:style-name="P1"><text:s text:c="8"/>"leaderId": "035044e4-e2f4-4fa3-a2f6-3507cf2a1a30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0668528d-37a9-4864-964f-ab2a6166cda4",</text:p>
      <text:p text:style-name="P1"><text:s text:c="8"/>"doctrineLeaderId": "be4d631c-34f7-4405-bc4c-c800c8381cb4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6:00 PM",</text:p>
      <text:p text:style-name="P1"><text:s text:c="8"/>"endTime": null,</text:p>
      <text:p text:style-name="P1"><text:s text:c="8"/>"type": "married",</text:p>
      <text:p text:style-name="P1"><text:s text:c="8"/>"language": "es",</text:p>
      <text:p text:style-name="P1"><text:s text:c="8"/>"leaderIds": [</text:p>
      <text:p text:style-name="P1"><text:s text:c="10"/>"00cd3461-bb0c-47ac-8dc8-d84b97d858a1",</text:p>
      <text:p text:style-name="P1"><text:s text:c="10"/>"be4d631c-34f7-4405-bc4c-c800c8381cb4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02": {</text:p>
      <text:p text:style-name="P1"><text:s text:c="4"/>"id": "beb3014b-b8eb-408c-ab57-01441d11066e",</text:p>
      <text:p text:style-name="P1"><text:s text:c="4"/>"date": "2026-02-02",</text:p>
      <text:p text:style-name="P1"><text:s text:c="4"/>"slots": {</text:p>
      <text:p text:style-name="P1"><text:s text:c="6"/>"5am": {</text:p>
      <text:p text:style-name="P1"><text:s text:c="8"/>"leaderId": "a09ba6cd-a8ea-4b6e-868c-db540b7d577a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fb4482da-c09b-4ff1-a82f-cc0074b53fdc",</text:p>
      <text:p text:style-name="P1"><text:s text:c="8"/>"doctrineLeaderId": "93764c38-3160-4b85-b0af-328969d708cd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54a438dd-afbd-4f06-90a7-6936c9aaedb3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03": {</text:p>
      <text:p text:style-name="P1"><text:s text:c="4"/>"id": "05c2eb81-4d77-468d-8068-f11490fe4cca",</text:p>
      <text:p text:style-name="P1"><text:s text:c="4"/>"date": "2026-02-03",</text:p>
      <text:p text:style-name="P1"><text:s text:c="4"/>"slots": {</text:p>
      <text:p text:style-name="P1"><text:s text:c="6"/>"5am": {</text:p>
      <text:p text:style-name="P1"><text:s text:c="8"/>"leaderId": "9c8af082-f9ba-4bef-840e-b53d22b21b49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c581eb3c-cb8c-4ac6-afff-0e32039654ca",</text:p>
      <text:p text:style-name="P1"><text:s text:c="8"/>"doctrineLeaderId": "255351e3-4196-44ee-a292-e11880caff25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55d5ccdf-073b-491e-b34c-fd091eb06bb1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04": {</text:p>
      <text:p text:style-name="P1"><text:s text:c="4"/>"id": "3a4c4eb9-2089-4146-9026-b34121e15ab7",</text:p>
      <text:p text:style-name="P1"><text:s text:c="4"/>"date": "2026-02-04",</text:p>
      <text:p text:style-name="P1"><text:s text:c="4"/>"slots": {</text:p>
      <text:p text:style-name="P1"><text:s text:c="6"/>"5am": {</text:p>
      <text:p text:style-name="P1"><text:s text:c="8"/>"leaderId": "a5fb1fa4-9910-4a9a-aa8a-4fd88ccd7b9b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a7118d7d-f7eb-4c75-b7be-eb94e3ac06fa",</text:p>
      <text:p text:style-name="P1"><text:s text:c="8"/>"doctrineLeaderId": "aea97ce6-654f-4bd4-b4ac-257de893118c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00db7500-7397-4580-b81d-e0055f1249a7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05": {</text:p>
      <text:p text:style-name="P1"><text:s text:c="4"/>"id": "7f6cb741-9d7d-440e-9a72-557911aee1de",</text:p>
      <text:p text:style-name="P1"><text:s text:c="4"/>"date": "2026-02-05",</text:p>
      <text:p text:style-name="P1"><text:s text:c="4"/>"slots": {</text:p>
      <text:p text:style-name="P1"><text:s text:c="6"/>"5am": {</text:p>
      <text:p text:style-name="P1"><text:s text:c="8"/>"leaderId": "3968c3be-b475-46db-91e2-3d180007a552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d0851fdf-bcdc-4e1a-bbfa-38678cbf98f6",</text:p>
      <text:p text:style-name="P1"><text:s text:c="8"/>"doctrineLeaderId": "724a7c80-d012-47f5-948c-ac02a92e6352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youth",</text:p>
      <text:p text:style-name="P1"><text:s text:c="8"/>"language": "es",</text:p>
      <text:p text:style-name="P1"><text:s text:c="8"/>"leaderIds": [</text:p>
      <text:p text:style-name="P1"><text:s text:c="10"/>"3220ac06-4b9b-417f-adc7-a726fac26657",</text:p>
      <text:p text:style-name="P1"><text:s text:c="10"/>"724a7c80-d012-47f5-948c-ac02a92e6352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06": {</text:p>
      <text:p text:style-name="P1"><text:s text:c="4"/>"id": "8ce9298d-821b-4b77-a526-91f3448acfa2",</text:p>
      <text:p text:style-name="P1"><text:s text:c="4"/>"date": "2026-02-06",</text:p>
      <text:p text:style-name="P1"><text:s text:c="4"/>"slots": {</text:p>
      <text:p text:style-name="P1"><text:s text:c="6"/>"5am": {</text:p>
      <text:p text:style-name="P1"><text:s text:c="8"/>"leaderId": "0668528d-37a9-4864-964f-ab2a6166cda4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c28b666c-5626-43e6-8610-9709f25cfb99",</text:p>
      <text:p text:style-name="P1"><text:s text:c="8"/>"doctrineLeaderId": "0d58b30b-8a15-4fbc-bc74-5fed98e2127f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830e93d6-ca57-4e13-811b-6cb73b4469b6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07": {</text:p>
      <text:p text:style-name="P1"><text:s text:c="4"/>"id": "44acae20-a03d-49ac-9df2-865b329d36e9",</text:p>
      <text:p text:style-name="P1"><text:s text:c="4"/>"date": "2026-02-07",</text:p>
      <text:p text:style-name="P1"><text:s text:c="4"/>"slots": {</text:p>
      <text:p text:style-name="P1"><text:s text:c="6"/>"5am": {</text:p>
      <text:p text:style-name="P1"><text:s text:c="8"/>"leaderId": "293e5cbf-fe74-4b79-8b16-a90b16dad8f0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93764c38-3160-4b85-b0af-328969d708cd",</text:p>
      <text:p text:style-name="P1"><text:s text:c="8"/>"doctrineLeaderId": "3220ac06-4b9b-417f-adc7-a726fac26657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children",</text:p>
      <text:p text:style-name="P1"><text:s text:c="8"/>"language": "es",</text:p>
      <text:p text:style-name="P1"><text:s text:c="8"/>"leaderIds": [</text:p>
      <text:p text:style-name="P1"><text:s text:c="10"/>"2d0ceeb0-9421-4797-9aba-33a2d751916d"</text:p>
      <text:p text:style-name="P1"><text:s text:c="8"/>],</text:p>
      <text:p text:style-name="P1"><text:s text:c="8"/>"topic": "Servicio de Niños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08": {</text:p>
      <text:p text:style-name="P1"><text:s text:c="4"/>"id": "bfe944ae-9a34-464b-b5d7-0297d86a4df8",</text:p>
      <text:p text:style-name="P1"><text:s text:c="4"/>"date": "2026-02-08",</text:p>
      <text:p text:style-name="P1"><text:s text:c="4"/>"slots": {</text:p>
      <text:p text:style-name="P1"><text:s text:c="6"/>"5am": {</text:p>
      <text:p text:style-name="P1"><text:s text:c="8"/>"leaderId": "e8c1ca07-a2bd-4688-8330-855b23272177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ee39d7b4-b063-47f8-a834-99121cea6a04",</text:p>
      <text:p text:style-name="P1"><text:s text:c="8"/>"doctrineLeaderId": "55d5ccdf-073b-491e-b34c-fd091eb06bb1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6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035044e4-e2f4-4fa3-a2f6-3507cf2a1a30"</text:p>
      <text:p text:style-name="P1"><text:s text:c="8"/>],</text:p>
      <text:p text:style-name="P1"><text:s text:c="8"/>"topic": "Dominical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09": {</text:p>
      <text:p text:style-name="P1"><text:s text:c="4"/>"id": "d2fb3094-bf08-431f-8e69-ac164a755d8a",</text:p>
      <text:p text:style-name="P1"><text:s text:c="4"/>"date": "2026-02-09",</text:p>
      <text:p text:style-name="P1"><text:s text:c="4"/>"slots": {</text:p>
      <text:p text:style-name="P1"><text:s text:c="6"/>"5am": {</text:p>
      <text:p text:style-name="P1"><text:s text:c="8"/>"leaderId": "00cd3461-bb0c-47ac-8dc8-d84b97d858a1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aea97ce6-654f-4bd4-b4ac-257de893118c",</text:p>
      <text:p text:style-name="P1"><text:s text:c="8"/>"doctrineLeaderId": "22e7cd9e-53ea-4fa6-99d5-6e822eabd00b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a09ba6cd-a8ea-4b6e-868c-db540b7d577a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10": {</text:p>
      <text:p text:style-name="P1"><text:s text:c="4"/>"id": "d3f88dff-01ae-4741-9b33-93ac867749c4",</text:p>
      <text:p text:style-name="P1"><text:s text:c="4"/>"date": "2026-02-10",</text:p>
      <text:p text:style-name="P1"><text:s text:c="4"/>"slots": {</text:p>
      <text:p text:style-name="P1"><text:s text:c="6"/>"5am": {</text:p>
      <text:p text:style-name="P1"><text:s text:c="8"/>"leaderId": "d0851fdf-bcdc-4e1a-bbfa-38678cbf98f6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b6fa5af6-9888-41c8-9927-09196f6d70cc",</text:p>
      <text:p text:style-name="P1"><text:s text:c="8"/>"doctrineLeaderId": "56add9e2-2579-47ff-b67b-aed3026ccd43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9c8af082-f9ba-4bef-840e-b53d22b21b49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11": {</text:p>
      <text:p text:style-name="P1"><text:s text:c="4"/>"id": "532720af-f4a8-4b63-9232-3ac3ebbdb7e3",</text:p>
      <text:p text:style-name="P1"><text:s text:c="4"/>"date": "2026-02-11",</text:p>
      <text:p text:style-name="P1"><text:s text:c="4"/>"slots": {</text:p>
      <text:p text:style-name="P1"><text:s text:c="6"/>"5am": {</text:p>
      <text:p text:style-name="P1"><text:s text:c="8"/>"leaderId": "be4d631c-34f7-4405-bc4c-c800c8381cb4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0d58b30b-8a15-4fbc-bc74-5fed98e2127f",</text:p>
      <text:p text:style-name="P1"><text:s text:c="8"/>"doctrineLeaderId": "9a851a58-586e-4570-8aef-8d76c2a50aa6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a5fb1fa4-9910-4a9a-aa8a-4fd88ccd7b9b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12": {</text:p>
      <text:p text:style-name="P1"><text:s text:c="4"/>"id": "5843c3b5-0477-4f76-b02b-7e22c5ba578e",</text:p>
      <text:p text:style-name="P1"><text:s text:c="4"/>"date": "2026-02-12",</text:p>
      <text:p text:style-name="P1"><text:s text:c="4"/>"slots": {</text:p>
      <text:p text:style-name="P1"><text:s text:c="6"/>"5am": {</text:p>
      <text:p text:style-name="P1"><text:s text:c="8"/>"leaderId": "0416e32d-e763-495d-82f7-795017e07be2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54a438dd-afbd-4f06-90a7-6936c9aaedb3",</text:p>
      <text:p text:style-name="P1"><text:s text:c="8"/>"doctrineLeaderId": "2d0ceeb0-9421-4797-9aba-33a2d751916d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youth",</text:p>
      <text:p text:style-name="P1"><text:s text:c="8"/>"language": "es",</text:p>
      <text:p text:style-name="P1"><text:s text:c="8"/>"leaderIds": [</text:p>
      <text:p text:style-name="P1"><text:s text:c="10"/>"035044e4-e2f4-4fa3-a2f6-3507cf2a1a30",</text:p>
      <text:p text:style-name="P1"><text:s text:c="10"/>"c9fdd217-388a-4af2-b9a8-67b6d6ad06f4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13": {</text:p>
      <text:p text:style-name="P1"><text:s text:c="4"/>"id": "38aaca2b-ef41-400b-9270-d482b774685c",</text:p>
      <text:p text:style-name="P1"><text:s text:c="4"/>"date": "2026-02-13",</text:p>
      <text:p text:style-name="P1"><text:s text:c="4"/>"slots": {</text:p>
      <text:p text:style-name="P1"><text:s text:c="6"/>"5am": {</text:p>
      <text:p text:style-name="P1"><text:s text:c="8"/>"leaderId": "ee39d7b4-b063-47f8-a834-99121cea6a04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a22727b1-1db1-4736-8324-e54d53afa28f",</text:p>
      <text:p text:style-name="P1"><text:s text:c="8"/>"doctrineLeaderId": "fb4482da-c09b-4ff1-a82f-cc0074b53fdc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0668528d-37a9-4864-964f-ab2a6166cda4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14": {</text:p>
      <text:p text:style-name="P1"><text:s text:c="4"/>"id": "6493ccab-5068-4727-9aaf-9090aa74a697",</text:p>
      <text:p text:style-name="P1"><text:s text:c="4"/>"date": "2026-02-14",</text:p>
      <text:p text:style-name="P1"><text:s text:c="4"/>"slots": {</text:p>
      <text:p text:style-name="P1"><text:s text:c="6"/>"5am": {</text:p>
      <text:p text:style-name="P1"><text:s text:c="8"/>"leaderId": "37c430cb-6fd1-4e1f-b918-a271e4de37ed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22e7cd9e-53ea-4fa6-99d5-6e822eabd00b",</text:p>
      <text:p text:style-name="P1"><text:s text:c="8"/>"doctrineLeaderId": "c581eb3c-cb8c-4ac6-afff-0e32039654ca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293e5cbf-fe74-4b79-8b16-a90b16dad8f0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15": {</text:p>
      <text:p text:style-name="P1"><text:s text:c="4"/>"id": "377d3741-a799-4f4f-ace8-7b08dbf15e99",</text:p>
      <text:p text:style-name="P1"><text:s text:c="4"/>"date": "2026-02-15",</text:p>
      <text:p text:style-name="P1"><text:s text:c="4"/>"slots": {</text:p>
      <text:p text:style-name="P1"><text:s text:c="6"/>"5am": {</text:p>
      <text:p text:style-name="P1"><text:s text:c="8"/>"leaderId": "724a7c80-d012-47f5-948c-ac02a92e6352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657efb04-836d-42d7-8b11-8d749221df98",</text:p>
      <text:p text:style-name="P1"><text:s text:c="8"/>"doctrineLeaderId": "9c8af082-f9ba-4bef-840e-b53d22b21b49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6:00 PM",</text:p>
      <text:p text:style-name="P1"><text:s text:c="8"/>"endTime": null,</text:p>
      <text:p text:style-name="P1"><text:s text:c="8"/>"type": "married",</text:p>
      <text:p text:style-name="P1"><text:s text:c="8"/>"language": "es",</text:p>
      <text:p text:style-name="P1"><text:s text:c="8"/>"leaderIds": [</text:p>
      <text:p text:style-name="P1"><text:s text:c="10"/>"830e93d6-ca57-4e13-811b-6cb73b4469b6",</text:p>
      <text:p text:style-name="P1"><text:s text:c="10"/>"2d0ceeb0-9421-4797-9aba-33a2d751916d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16": {</text:p>
      <text:p text:style-name="P1"><text:s text:c="4"/>"id": "c1fdc2d9-0582-4a1c-b17d-dfd87a0024b1",</text:p>
      <text:p text:style-name="P1"><text:s text:c="4"/>"date": "2026-02-16",</text:p>
      <text:p text:style-name="P1"><text:s text:c="4"/>"slots": {</text:p>
      <text:p text:style-name="P1"><text:s text:c="6"/>"5am": {</text:p>
      <text:p text:style-name="P1"><text:s text:c="8"/>"leaderId": "d434fd0f-b0bb-4414-88f2-e3d79d77c953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9a851a58-586e-4570-8aef-8d76c2a50aa6",</text:p>
      <text:p text:style-name="P1"><text:s text:c="8"/>"doctrineLeaderId": "c9fdd217-388a-4af2-b9a8-67b6d6ad06f4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00cd3461-bb0c-47ac-8dc8-d84b97d858a1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17": {</text:p>
      <text:p text:style-name="P1"><text:s text:c="4"/>"id": "7fd4f1ee-0f05-46d9-997d-85104d074c5f",</text:p>
      <text:p text:style-name="P1"><text:s text:c="4"/>"date": "2026-02-17",</text:p>
      <text:p text:style-name="P1"><text:s text:c="4"/>"slots": {</text:p>
      <text:p text:style-name="P1"><text:s text:c="6"/>"5am": {</text:p>
      <text:p text:style-name="P1"><text:s text:c="8"/>"leaderId": "54a438dd-afbd-4f06-90a7-6936c9aaedb3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105ffc65-7124-46da-913d-809d8e4c14dd",</text:p>
      <text:p text:style-name="P1"><text:s text:c="8"/>"doctrineLeaderId": "c28b666c-5626-43e6-8610-9709f25cfb99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d0851fdf-bcdc-4e1a-bbfa-38678cbf98f6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18": {</text:p>
      <text:p text:style-name="P1"><text:s text:c="4"/>"id": "ab433ccf-1bdf-4414-b437-936c79ac26cf",</text:p>
      <text:p text:style-name="P1"><text:s text:c="4"/>"date": "2026-02-18",</text:p>
      <text:p text:style-name="P1"><text:s text:c="4"/>"slots": {</text:p>
      <text:p text:style-name="P1"><text:s text:c="6"/>"5am": {</text:p>
      <text:p text:style-name="P1"><text:s text:c="8"/>"leaderId": "55d5ccdf-073b-491e-b34c-fd091eb06bb1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fb4482da-c09b-4ff1-a82f-cc0074b53fdc",</text:p>
      <text:p text:style-name="P1"><text:s text:c="8"/>"doctrineLeaderId": "93764c38-3160-4b85-b0af-328969d708cd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be4d631c-34f7-4405-bc4c-c800c8381cb4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19": {</text:p>
      <text:p text:style-name="P1"><text:s text:c="4"/>"id": "bc5c03c9-43e8-4502-9341-db3054f9ba54",</text:p>
      <text:p text:style-name="P1"><text:s text:c="4"/>"date": "2026-02-19",</text:p>
      <text:p text:style-name="P1"><text:s text:c="4"/>"slots": {</text:p>
      <text:p text:style-name="P1"><text:s text:c="6"/>"5am": {</text:p>
      <text:p text:style-name="P1"><text:s text:c="8"/>"leaderId": "00db7500-7397-4580-b81d-e0055f1249a7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a09ba6cd-a8ea-4b6e-868c-db540b7d577a",</text:p>
      <text:p text:style-name="P1"><text:s text:c="8"/>"doctrineLeaderId": "293e5cbf-fe74-4b79-8b16-a90b16dad8f0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youth",</text:p>
      <text:p text:style-name="P1"><text:s text:c="8"/>"language": "es",</text:p>
      <text:p text:style-name="P1"><text:s text:c="8"/>"leaderIds": [</text:p>
      <text:p text:style-name="P1"><text:s text:c="10"/>"55d5ccdf-073b-491e-b34c-fd091eb06bb1",</text:p>
      <text:p text:style-name="P1"><text:s text:c="10"/>"00db7500-7397-4580-b81d-e0055f1249a7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20": {</text:p>
      <text:p text:style-name="P1"><text:s text:c="4"/>"id": "b802b34a-5f28-4e72-99ee-4ea625810af0",</text:p>
      <text:p text:style-name="P1"><text:s text:c="4"/>"date": "2026-02-20",</text:p>
      <text:p text:style-name="P1"><text:s text:c="4"/>"slots": {</text:p>
      <text:p text:style-name="P1"><text:s text:c="6"/>"5am": {</text:p>
      <text:p text:style-name="P1"><text:s text:c="8"/>"leaderId": "657efb04-836d-42d7-8b11-8d749221df98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a7118d7d-f7eb-4c75-b7be-eb94e3ac06fa",</text:p>
      <text:p text:style-name="P1"><text:s text:c="8"/>"doctrineLeaderId": "aea97ce6-654f-4bd4-b4ac-257de893118c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ee39d7b4-b063-47f8-a834-99121cea6a04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21": {</text:p>
      <text:p text:style-name="P1"><text:s text:c="4"/>"id": "1ac38b80-a626-4fe4-9f48-fdc24f2ddb63",</text:p>
      <text:p text:style-name="P1"><text:s text:c="4"/>"date": "2026-02-21",</text:p>
      <text:p text:style-name="P1"><text:s text:c="4"/>"slots": {</text:p>
      <text:p text:style-name="P1"><text:s text:c="6"/>"5am": {</text:p>
      <text:p text:style-name="P1"><text:s text:c="8"/>"leaderId": "830e93d6-ca57-4e13-811b-6cb73b4469b6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c9fdd217-388a-4af2-b9a8-67b6d6ad06f4",</text:p>
      <text:p text:style-name="P1"><text:s text:c="8"/>"doctrineLeaderId": "b6fa5af6-9888-41c8-9927-09196f6d70cc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37c430cb-6fd1-4e1f-b918-a271e4de37ed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22": {</text:p>
      <text:p text:style-name="P1"><text:s text:c="4"/>"id": "d24e3492-429c-4403-8600-cc20d5fe17c0",</text:p>
      <text:p text:style-name="P1"><text:s text:c="4"/>"date": "2026-02-22",</text:p>
      <text:p text:style-name="P1"><text:s text:c="4"/>"slots": {</text:p>
      <text:p text:style-name="P1"><text:s text:c="6"/>"5am": {</text:p>
      <text:p text:style-name="P1"><text:s text:c="8"/>"leaderId": "2d0ceeb0-9421-4797-9aba-33a2d751916d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3968c3be-b475-46db-91e2-3d180007a552",</text:p>
      <text:p text:style-name="P1"><text:s text:c="8"/>"doctrineLeaderId": "d0851fdf-bcdc-4e1a-bbfa-38678cbf98f6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6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035044e4-e2f4-4fa3-a2f6-3507cf2a1a30"</text:p>
      <text:p text:style-name="P1"><text:s text:c="8"/>],</text:p>
      <text:p text:style-name="P1"><text:s text:c="8"/>"topic": "Dominical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2-28": {</text:p>
      <text:p text:style-name="P1"><text:s text:c="4"/>"id": "d9459b6d-da83-4948-8609-7080cacd3cbe",</text:p>
      <text:p text:style-name="P1"><text:s text:c="4"/>"date": "2026-02-28",</text:p>
      <text:p text:style-name="P1"><text:s text:c="4"/>"slots": {</text:p>
      <text:p text:style-name="P1"><text:s text:c="6"/>"5am": {</text:p>
      <text:p text:style-name="P1"><text:s text:c="8"/>"leaderId": "0668528d-37a9-4864-964f-ab2a6166cda4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3220ac06-4b9b-417f-adc7-a726fac26657",</text:p>
      <text:p text:style-name="P1"><text:s text:c="8"/>"doctrineLeaderId": "105ffc65-7124-46da-913d-809d8e4c14dd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830e93d6-ca57-4e13-811b-6cb73b4469b6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05": {</text:p>
      <text:p text:style-name="P1"><text:s text:c="4"/>"id": "cf8ca049-84c6-49f0-b116-9316e86f4c03",</text:p>
      <text:p text:style-name="P1"><text:s text:c="4"/>"date": "2026-03-05",</text:p>
      <text:p text:style-name="P1"><text:s text:c="4"/>"slots": {</text:p>
      <text:p text:style-name="P1"><text:s text:c="6"/>"5am": {</text:p>
      <text:p text:style-name="P1"><text:s text:c="8"/>"leaderId": "0668528d-37a9-4864-964f-ab2a6166cda4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0d58b30b-8a15-4fbc-bc74-5fed98e2127f",</text:p>
      <text:p text:style-name="P1"><text:s text:c="8"/>"doctrineLeaderId": "22e7cd9e-53ea-4fa6-99d5-6e822eabd00b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6:30 PM",</text:p>
      <text:p text:style-name="P1"><text:s text:c="8"/>"endTime": null,</text:p>
      <text:p text:style-name="P1"><text:s text:c="8"/>"type": "youth",</text:p>
      <text:p text:style-name="P1"><text:s text:c="8"/>"language": "es",</text:p>
      <text:p text:style-name="P1"><text:s text:c="8"/>"leaderIds": [</text:p>
      <text:p text:style-name="P1"><text:s text:c="10"/>"035044e4-e2f4-4fa3-a2f6-3507cf2a1a30",</text:p>
      <text:p text:style-name="P1"><text:s text:c="10"/>"d0851fdf-bcdc-4e1a-bbfa-38678cbf98f6"</text:p>
      <text:p text:style-name="P1"><text:s text:c="8"/>],</text:p>
      <text:p text:style-name="P1"><text:s text:c="8"/>"topic": "Servicio de Jóvenes (Español)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04": {</text:p>
      <text:p text:style-name="P1"><text:s text:c="4"/>"id": "1dc16ed5-1823-47ab-967b-eab7e800e00f",</text:p>
      <text:p text:style-name="P1"><text:s text:c="4"/>"date": "2026-03-04",</text:p>
      <text:p text:style-name="P1"><text:s text:c="4"/>"slots": {</text:p>
      <text:p text:style-name="P1"><text:s text:c="6"/>"5am": {</text:p>
      <text:p text:style-name="P1"><text:s text:c="8"/>"leaderId": "00cd3461-bb0c-47ac-8dc8-d84b97d858a1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aea97ce6-654f-4bd4-b4ac-257de893118c",</text:p>
      <text:p text:style-name="P1"><text:s text:c="8"/>"doctrineLeaderId": "b6fa5af6-9888-41c8-9927-09196f6d70cc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0668528d-37a9-4864-964f-ab2a6166cda4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01": {</text:p>
      <text:p text:style-name="P1"><text:s text:c="4"/>"id": "7d0e0f83-9825-4fac-a72a-8e6d757f70f1",</text:p>
      <text:p text:style-name="P1"><text:s text:c="4"/>"date": "2026-03-01",</text:p>
      <text:p text:style-name="P1"><text:s text:c="4"/>"slots": {</text:p>
      <text:p text:style-name="P1"><text:s text:c="6"/>"5am": {</text:p>
      <text:p text:style-name="P1"><text:s text:c="8"/>"leaderId": "3968c3be-b475-46db-91e2-3d180007a552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105ffc65-7124-46da-913d-809d8e4c14dd",</text:p>
      <text:p text:style-name="P1"><text:s text:c="8"/>"doctrineLeaderId": "fb4482da-c09b-4ff1-a82f-cc0074b53fdc",</text:p>
      <text:p text:style-name="P1"><text:s text:c="8"/>"customLabel": null,</text:p>
      <text:p text:style-name="P1"><text:s text:c="8"/>"sundayType": "visitors"</text:p>
      <text:p text:style-name="P1"><text:s text:c="6"/>},</text:p>
      <text:p text:style-name="P1"><text:s text:c="6"/>"evening": {</text:p>
      <text:p text:style-name="P1"><text:s text:c="8"/>"time": "6:00 PM",</text:p>
      <text:p text:style-name="P1"><text:s text:c="8"/>"endTime": null,</text:p>
      <text:p text:style-name="P1"><text:s text:c="8"/>"type": "married",</text:p>
      <text:p text:style-name="P1"><text:s text:c="8"/>"language": "es",</text:p>
      <text:p text:style-name="P1"><text:s text:c="8"/>"leaderIds": [</text:p>
      <text:p text:style-name="P1"><text:s text:c="10"/>"ee39d7b4-b063-47f8-a834-99121cea6a04",</text:p>
      <text:p text:style-name="P1"><text:s text:c="10"/>"0416e32d-e763-495d-82f7-795017e07be2"</text:p>
      <text:p text:style-name="P1"><text:s text:c="8"/>]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02": {</text:p>
      <text:p text:style-name="P1"><text:s text:c="4"/>"id": "477a028d-a4cb-4bc3-8b13-422057e66b42",</text:p>
      <text:p text:style-name="P1"><text:s text:c="4"/>"date": "2026-03-02",</text:p>
      <text:p text:style-name="P1"><text:s text:c="4"/>"slots": {</text:p>
      <text:p text:style-name="P1"><text:s text:c="6"/>"5am": {</text:p>
      <text:p text:style-name="P1"><text:s text:c="8"/>"leaderId": "a09ba6cd-a8ea-4b6e-868c-db540b7d577a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c581eb3c-cb8c-4ac6-afff-0e32039654ca",</text:p>
      <text:p text:style-name="P1"><text:s text:c="8"/>"doctrineLeaderId": "a7118d7d-f7eb-4c75-b7be-eb94e3ac06fa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293e5cbf-fe74-4b79-8b16-a90b16dad8f0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06": {</text:p>
      <text:p text:style-name="P1"><text:s text:c="4"/>"id": "a9a87a89-9808-445b-8e8c-c8f55b17d175",</text:p>
      <text:p text:style-name="P1"><text:s text:c="4"/>"date": "2026-03-06",</text:p>
      <text:p text:style-name="P1"><text:s text:c="4"/>"slots": {</text:p>
      <text:p text:style-name="P1"><text:s text:c="6"/>"5am": {</text:p>
      <text:p text:style-name="P1"><text:s text:c="8"/>"leaderId": "be4d631c-34f7-4405-bc4c-c800c8381cb4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56add9e2-2579-47ff-b67b-aed3026ccd43",</text:p>
      <text:p text:style-name="P1"><text:s text:c="8"/>"doctrineLeaderId": "c9fdd217-388a-4af2-b9a8-67b6d6ad06f4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293e5cbf-fe74-4b79-8b16-a90b16dad8f0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07": {</text:p>
      <text:p text:style-name="P1"><text:s text:c="4"/>"id": "78e261a5-83ce-4a9c-96ff-1c19451b8300",</text:p>
      <text:p text:style-name="P1"><text:s text:c="4"/>"date": "2026-03-07",</text:p>
      <text:p text:style-name="P1"><text:s text:c="4"/>"slots": {</text:p>
      <text:p text:style-name="P1"><text:s text:c="6"/>"5am": {</text:p>
      <text:p text:style-name="P1"><text:s text:c="8"/>"leaderId": "0416e32d-e763-495d-82f7-795017e07be2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c28b666c-5626-43e6-8610-9709f25cfb99",</text:p>
      <text:p text:style-name="P1"><text:s text:c="8"/>"doctrineLeaderId": "a22727b1-1db1-4736-8324-e54d53afa28f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children",</text:p>
      <text:p text:style-name="P1"><text:s text:c="8"/>"language": "es",</text:p>
      <text:p text:style-name="P1"><text:s text:c="8"/>"leaderIds": [</text:p>
      <text:p text:style-name="P1"><text:s text:c="10"/>"983fd2bd-4997-433b-b6ee-c71fe16f36ba",</text:p>
      <text:p text:style-name="P1"><text:s text:c="10"/>"98325dd2-dace-40da-92b8-264292a73dcf"</text:p>
      <text:p text:style-name="P1"><text:s text:c="8"/>],</text:p>
      <text:p text:style-name="P1"><text:s text:c="8"/>"topic": "Servicio de Niños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09": {</text:p>
      <text:p text:style-name="P1"><text:s text:c="4"/>"id": "3cf4582a-293e-4088-bd38-2b0776cd05f2",</text:p>
      <text:p text:style-name="P1"><text:s text:c="4"/>"date": "2026-03-09",</text:p>
      <text:p text:style-name="P1"><text:s text:c="4"/>"slots": {</text:p>
      <text:p text:style-name="P1"><text:s text:c="6"/>"5am": {</text:p>
      <text:p text:style-name="P1"><text:s text:c="8"/>"leaderId": "2d0ceeb0-9421-4797-9aba-33a2d751916d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105ffc65-7124-46da-913d-809d8e4c14dd",</text:p>
      <text:p text:style-name="P1"><text:s text:c="8"/>"doctrineLeaderId": "fb4482da-c09b-4ff1-a82f-cc0074b53fdc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ee39d7b4-b063-47f8-a834-99121cea6a04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10": {</text:p>
      <text:p text:style-name="P1"><text:s text:c="4"/>"id": "ad395f34-c56f-423f-b462-3696514098de",</text:p>
      <text:p text:style-name="P1"><text:s text:c="4"/>"date": "2026-03-10",</text:p>
      <text:p text:style-name="P1"><text:s text:c="4"/>"slots": {</text:p>
      <text:p text:style-name="P1"><text:s text:c="6"/>"5am": {</text:p>
      <text:p text:style-name="P1"><text:s text:c="8"/>"leaderId": "830e93d6-ca57-4e13-811b-6cb73b4469b6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c581eb3c-cb8c-4ac6-afff-0e32039654ca",</text:p>
      <text:p text:style-name="P1"><text:s text:c="8"/>"doctrineLeaderId": "a7118d7d-f7eb-4c75-b7be-eb94e3ac06fa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d434fd0f-b0bb-4414-88f2-e3d79d77c953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11": {</text:p>
      <text:p text:style-name="P1"><text:s text:c="4"/>"id": "1608beab-bfdc-4588-99ce-50a1024de1a4",</text:p>
      <text:p text:style-name="P1"><text:s text:c="4"/>"date": "2026-03-11",</text:p>
      <text:p text:style-name="P1"><text:s text:c="4"/>"slots": {</text:p>
      <text:p text:style-name="P1"><text:s text:c="6"/>"5am": {</text:p>
      <text:p text:style-name="P1"><text:s text:c="8"/>"leaderId": "37c430cb-6fd1-4e1f-b918-a271e4de37ed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93764c38-3160-4b85-b0af-328969d708cd",</text:p>
      <text:p text:style-name="P1"><text:s text:c="8"/>"doctrineLeaderId": "255351e3-4196-44ee-a292-e11880caff25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00f913c8-2a24-4f7f-af74-ce5d0c23e54d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12": {</text:p>
      <text:p text:style-name="P1"><text:s text:c="4"/>"id": "40474cbd-1145-4134-ab29-b82a73a53d2b",</text:p>
      <text:p text:style-name="P1"><text:s text:c="4"/>"date": "2026-03-12",</text:p>
      <text:p text:style-name="P1"><text:s text:c="4"/>"slots": {</text:p>
      <text:p text:style-name="P1"><text:s text:c="6"/>"5am": {</text:p>
      <text:p text:style-name="P1"><text:s text:c="8"/>"leaderId": "293e5cbf-fe74-4b79-8b16-a90b16dad8f0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aea97ce6-654f-4bd4-b4ac-257de893118c",</text:p>
      <text:p text:style-name="P1"><text:s text:c="8"/>"doctrineLeaderId": "b6fa5af6-9888-41c8-9927-09196f6d70cc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6:30 PM",</text:p>
      <text:p text:style-name="P1"><text:s text:c="8"/>"endTime": null,</text:p>
      <text:p text:style-name="P1"><text:s text:c="8"/>"type": "youth",</text:p>
      <text:p text:style-name="P1"><text:s text:c="8"/>"language": "es",</text:p>
      <text:p text:style-name="P1"><text:s text:c="8"/>"leaderIds": [</text:p>
      <text:p text:style-name="P1"><text:s text:c="10"/>"e8c1ca07-a2bd-4688-8330-855b23272177",</text:p>
      <text:p text:style-name="P1"><text:s text:c="10"/>"724a7c80-d012-47f5-948c-ac02a92e6352"</text:p>
      <text:p text:style-name="P1"><text:s text:c="8"/>],</text:p>
      <text:p text:style-name="P1"><text:s text:c="8"/>"topic": "Servicio de Jóvenes (Inglés)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13": {</text:p>
      <text:p text:style-name="P1"><text:s text:c="4"/>"id": "900ddf49-efa0-42bc-a0d6-654972b522f0",</text:p>
      <text:p text:style-name="P1"><text:s text:c="4"/>"date": "2026-03-13",</text:p>
      <text:p text:style-name="P1"><text:s text:c="4"/>"slots": {</text:p>
      <text:p text:style-name="P1"><text:s text:c="6"/>"5am": {</text:p>
      <text:p text:style-name="P1"><text:s text:c="8"/>"leaderId": "ee39d7b4-b063-47f8-a834-99121cea6a04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0d58b30b-8a15-4fbc-bc74-5fed98e2127f",</text:p>
      <text:p text:style-name="P1"><text:s text:c="8"/>"doctrineLeaderId": "22e7cd9e-53ea-4fa6-99d5-6e822eabd00b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a5fb1fa4-9910-4a9a-aa8a-4fd88ccd7b9b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14": {</text:p>
      <text:p text:style-name="P1"><text:s text:c="4"/>"id": "deda2916-c312-4721-9f03-9f5909e176c2",</text:p>
      <text:p text:style-name="P1"><text:s text:c="4"/>"date": "2026-03-14",</text:p>
      <text:p text:style-name="P1"><text:s text:c="4"/>"slots": {</text:p>
      <text:p text:style-name="P1"><text:s text:c="6"/>"5am": {</text:p>
      <text:p text:style-name="P1"><text:s text:c="8"/>"leaderId": "d434fd0f-b0bb-4414-88f2-e3d79d77c953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56add9e2-2579-47ff-b67b-aed3026ccd43",</text:p>
      <text:p text:style-name="P1"><text:s text:c="8"/>"doctrineLeaderId": "c9fdd217-388a-4af2-b9a8-67b6d6ad06f4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be4d631c-34f7-4405-bc4c-c800c8381cb4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16": {</text:p>
      <text:p text:style-name="P1"><text:s text:c="4"/>"id": "145e20e6-45c8-4462-806d-a6873d642b63",</text:p>
      <text:p text:style-name="P1"><text:s text:c="4"/>"date": "2026-03-16",</text:p>
      <text:p text:style-name="P1"><text:s text:c="4"/>"slots": {</text:p>
      <text:p text:style-name="P1"><text:s text:c="6"/>"5am": {</text:p>
      <text:p text:style-name="P1"><text:s text:c="8"/>"leaderId": "a5fb1fa4-9910-4a9a-aa8a-4fd88ccd7b9b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9a851a58-586e-4570-8aef-8d76c2a50aa6",</text:p>
      <text:p text:style-name="P1"><text:s text:c="8"/>"doctrineLeaderId": "3220ac06-4b9b-417f-adc7-a726fac26657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0416e32d-e763-495d-82f7-795017e07be2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17": {</text:p>
      <text:p text:style-name="P1"><text:s text:c="4"/>"id": "dfa0b1e1-6d55-4b4f-a308-0f461cae1359",</text:p>
      <text:p text:style-name="P1"><text:s text:c="4"/>"date": "2026-03-17",</text:p>
      <text:p text:style-name="P1"><text:s text:c="4"/>"slots": {</text:p>
      <text:p text:style-name="P1"><text:s text:c="6"/>"5am": {</text:p>
      <text:p text:style-name="P1"><text:s text:c="8"/>"leaderId": "3968c3be-b475-46db-91e2-3d180007a552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105ffc65-7124-46da-913d-809d8e4c14dd",</text:p>
      <text:p text:style-name="P1"><text:s text:c="8"/>"doctrineLeaderId": "fb4482da-c09b-4ff1-a82f-cc0074b53fdc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54a438dd-afbd-4f06-90a7-6936c9aaedb3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18": {</text:p>
      <text:p text:style-name="P1"><text:s text:c="4"/>"id": "1fb9728f-bca2-4577-a0db-2e62058c3733",</text:p>
      <text:p text:style-name="P1"><text:s text:c="4"/>"date": "2026-03-18",</text:p>
      <text:p text:style-name="P1"><text:s text:c="4"/>"slots": {</text:p>
      <text:p text:style-name="P1"><text:s text:c="6"/>"5am": {</text:p>
      <text:p text:style-name="P1"><text:s text:c="8"/>"leaderId": "a09ba6cd-a8ea-4b6e-868c-db540b7d577a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c581eb3c-cb8c-4ac6-afff-0e32039654ca",</text:p>
      <text:p text:style-name="P1"><text:s text:c="8"/>"doctrineLeaderId": "a7118d7d-f7eb-4c75-b7be-eb94e3ac06fa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9c8af082-f9ba-4bef-840e-b53d22b21b49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19": {</text:p>
      <text:p text:style-name="P1"><text:s text:c="4"/>"id": "6725dbfc-7de0-451d-90be-a781d12ad334",</text:p>
      <text:p text:style-name="P1"><text:s text:c="4"/>"date": "2026-03-19",</text:p>
      <text:p text:style-name="P1"><text:s text:c="4"/>"slots": {</text:p>
      <text:p text:style-name="P1"><text:s text:c="6"/>"5am": {</text:p>
      <text:p text:style-name="P1"><text:s text:c="8"/>"leaderId": "9c8af082-f9ba-4bef-840e-b53d22b21b49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93764c38-3160-4b85-b0af-328969d708cd",</text:p>
      <text:p text:style-name="P1"><text:s text:c="8"/>"doctrineLeaderId": "255351e3-4196-44ee-a292-e11880caff25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6:30 PM",</text:p>
      <text:p text:style-name="P1"><text:s text:c="8"/>"endTime": null,</text:p>
      <text:p text:style-name="P1"><text:s text:c="8"/>"type": "youth",</text:p>
      <text:p text:style-name="P1"><text:s text:c="8"/>"language": "es",</text:p>
      <text:p text:style-name="P1"><text:s text:c="8"/>"leaderIds": [</text:p>
      <text:p text:style-name="P1"><text:s text:c="10"/>"55d5ccdf-073b-491e-b34c-fd091eb06bb1",</text:p>
      <text:p text:style-name="P1"><text:s text:c="10"/>"00db7500-7397-4580-b81d-e0055f1249a7"</text:p>
      <text:p text:style-name="P1"><text:s text:c="8"/>],</text:p>
      <text:p text:style-name="P1"><text:s text:c="8"/>"topic": "Servicio de Jóvenes (Español)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20": {</text:p>
      <text:p text:style-name="P1"><text:s text:c="4"/>"id": "31a55ef5-b595-4568-b613-aa0557ee7735",</text:p>
      <text:p text:style-name="P1"><text:s text:c="4"/>"date": "2026-03-20",</text:p>
      <text:p text:style-name="P1"><text:s text:c="4"/>"slots": {</text:p>
      <text:p text:style-name="P1"><text:s text:c="6"/>"5am": {</text:p>
      <text:p text:style-name="P1"><text:s text:c="8"/>"leaderId": "00cd3461-bb0c-47ac-8dc8-d84b97d858a1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aea97ce6-654f-4bd4-b4ac-257de893118c",</text:p>
      <text:p text:style-name="P1"><text:s text:c="8"/>"doctrineLeaderId": "b6fa5af6-9888-41c8-9927-09196f6d70cc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00cd3461-bb0c-47ac-8dc8-d84b97d858a1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21": {</text:p>
      <text:p text:style-name="P1"><text:s text:c="4"/>"id": "974ba77a-7166-4bb3-bebe-6e12d550b76b",</text:p>
      <text:p text:style-name="P1"><text:s text:c="4"/>"date": "2026-03-21",</text:p>
      <text:p text:style-name="P1"><text:s text:c="4"/>"slots": {</text:p>
      <text:p text:style-name="P1"><text:s text:c="6"/>"5am": {</text:p>
      <text:p text:style-name="P1"><text:s text:c="8"/>"leaderId": "0668528d-37a9-4864-964f-ab2a6166cda4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0d58b30b-8a15-4fbc-bc74-5fed98e2127f",</text:p>
      <text:p text:style-name="P1"><text:s text:c="8"/>"doctrineLeaderId": "22e7cd9e-53ea-4fa6-99d5-6e822eabd00b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children",</text:p>
      <text:p text:style-name="P1"><text:s text:c="8"/>"language": "es",</text:p>
      <text:p text:style-name="P1"><text:s text:c="8"/>"leaderIds": [</text:p>
      <text:p text:style-name="P1"><text:s text:c="10"/>"42e55c48-4cef-4a8b-9705-ab6b5d15c515",</text:p>
      <text:p text:style-name="P1"><text:s text:c="10"/>"e6c98339-f601-4460-b593-b8c349a8b145"</text:p>
      <text:p text:style-name="P1"><text:s text:c="8"/>],</text:p>
      <text:p text:style-name="P1"><text:s text:c="8"/>"topic": "Servicio de Niños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23": {</text:p>
      <text:p text:style-name="P1"><text:s text:c="4"/>"id": "93122963-c8c7-41cd-a2e0-cb74ddb58387",</text:p>
      <text:p text:style-name="P1"><text:s text:c="4"/>"date": "2026-03-23",</text:p>
      <text:p text:style-name="P1"><text:s text:c="4"/>"slots": {</text:p>
      <text:p text:style-name="P1"><text:s text:c="6"/>"5am": {</text:p>
      <text:p text:style-name="P1"><text:s text:c="8"/>"leaderId": "0416e32d-e763-495d-82f7-795017e07be2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c28b666c-5626-43e6-8610-9709f25cfb99",</text:p>
      <text:p text:style-name="P1"><text:s text:c="8"/>"doctrineLeaderId": "a22727b1-1db1-4736-8324-e54d53afa28f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0668528d-37a9-4864-964f-ab2a6166cda4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24": {</text:p>
      <text:p text:style-name="P1"><text:s text:c="4"/>"id": "e44310cc-f90c-4a7b-97f6-8a303b05d7db",</text:p>
      <text:p text:style-name="P1"><text:s text:c="4"/>"date": "2026-03-24",</text:p>
      <text:p text:style-name="P1"><text:s text:c="4"/>"slots": {</text:p>
      <text:p text:style-name="P1"><text:s text:c="6"/>"5am": {</text:p>
      <text:p text:style-name="P1"><text:s text:c="8"/>"leaderId": "54a438dd-afbd-4f06-90a7-6936c9aaedb3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9a851a58-586e-4570-8aef-8d76c2a50aa6",</text:p>
      <text:p text:style-name="P1"><text:s text:c="8"/>"doctrineLeaderId": "3220ac06-4b9b-417f-adc7-a726fac26657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293e5cbf-fe74-4b79-8b16-a90b16dad8f0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25": {</text:p>
      <text:p text:style-name="P1"><text:s text:c="4"/>"id": "394f3ff2-6f3f-4cb0-b2e0-d40f08e4f058",</text:p>
      <text:p text:style-name="P1"><text:s text:c="4"/>"date": "2026-03-25",</text:p>
      <text:p text:style-name="P1"><text:s text:c="4"/>"slots": {</text:p>
      <text:p text:style-name="P1"><text:s text:c="6"/>"5am": {</text:p>
      <text:p text:style-name="P1"><text:s text:c="8"/>"leaderId": "2d0ceeb0-9421-4797-9aba-33a2d751916d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105ffc65-7124-46da-913d-809d8e4c14dd",</text:p>
      <text:p text:style-name="P1"><text:s text:c="8"/>"doctrineLeaderId": "fb4482da-c09b-4ff1-a82f-cc0074b53fdc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ee39d7b4-b063-47f8-a834-99121cea6a04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26": {</text:p>
      <text:p text:style-name="P1"><text:s text:c="4"/>"id": "1ca6e435-f916-404d-b86f-96c743e48c71",</text:p>
      <text:p text:style-name="P1"><text:s text:c="4"/>"date": "2026-03-26",</text:p>
      <text:p text:style-name="P1"><text:s text:c="4"/>"slots": {</text:p>
      <text:p text:style-name="P1"><text:s text:c="6"/>"5am": {</text:p>
      <text:p text:style-name="P1"><text:s text:c="8"/>"leaderId": "830e93d6-ca57-4e13-811b-6cb73b4469b6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c581eb3c-cb8c-4ac6-afff-0e32039654ca",</text:p>
      <text:p text:style-name="P1"><text:s text:c="8"/>"doctrineLeaderId": "a7118d7d-f7eb-4c75-b7be-eb94e3ac06fa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6:30 PM",</text:p>
      <text:p text:style-name="P1"><text:s text:c="8"/>"endTime": null,</text:p>
      <text:p text:style-name="P1"><text:s text:c="8"/>"type": "youth",</text:p>
      <text:p text:style-name="P1"><text:s text:c="8"/>"language": "es",</text:p>
      <text:p text:style-name="P1"><text:s text:c="8"/>"leaderIds": [</text:p>
      <text:p text:style-name="P1"><text:s text:c="10"/>"657efb04-836d-42d7-8b11-8d749221df98",</text:p>
      <text:p text:style-name="P1"><text:s text:c="10"/>"035044e4-e2f4-4fa3-a2f6-3507cf2a1a30"</text:p>
      <text:p text:style-name="P1"><text:s text:c="8"/>],</text:p>
      <text:p text:style-name="P1"><text:s text:c="8"/>"topic": "Servicio de Jóvenes (Inglés)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27": {</text:p>
      <text:p text:style-name="P1"><text:s text:c="4"/>"id": "759eae7a-7a1f-47c4-8a1d-a13a953f2d00",</text:p>
      <text:p text:style-name="P1"><text:s text:c="4"/>"date": "2026-03-27",</text:p>
      <text:p text:style-name="P1"><text:s text:c="4"/>"slots": {</text:p>
      <text:p text:style-name="P1"><text:s text:c="6"/>"5am": {</text:p>
      <text:p text:style-name="P1"><text:s text:c="8"/>"leaderId": "37c430cb-6fd1-4e1f-b918-a271e4de37ed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93764c38-3160-4b85-b0af-328969d708cd",</text:p>
      <text:p text:style-name="P1"><text:s text:c="8"/>"doctrineLeaderId": "255351e3-4196-44ee-a292-e11880caff25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d434fd0f-b0bb-4414-88f2-e3d79d77c953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28": {</text:p>
      <text:p text:style-name="P1"><text:s text:c="4"/>"id": "748c7734-6bb2-4267-9a64-2d34f227feb5",</text:p>
      <text:p text:style-name="P1"><text:s text:c="4"/>"date": "2026-03-28",</text:p>
      <text:p text:style-name="P1"><text:s text:c="4"/>"slots": {</text:p>
      <text:p text:style-name="P1"><text:s text:c="6"/>"5am": {</text:p>
      <text:p text:style-name="P1"><text:s text:c="8"/>"leaderId": "293e5cbf-fe74-4b79-8b16-a90b16dad8f0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aea97ce6-654f-4bd4-b4ac-257de893118c",</text:p>
      <text:p text:style-name="P1"><text:s text:c="8"/>"doctrineLeaderId": "b6fa5af6-9888-41c8-9927-09196f6d70cc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00f913c8-2a24-4f7f-af74-ce5d0c23e54d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29": {</text:p>
      <text:p text:style-name="P1"><text:s text:c="4"/>"id": "fbe6df85-db93-4c27-8073-906ec83ef159",</text:p>
      <text:p text:style-name="P1"><text:s text:c="4"/>"date": "2026-03-29",</text:p>
      <text:p text:style-name="P1"><text:s text:c="4"/>"slots": {</text:p>
      <text:p text:style-name="P1"><text:s text:c="6"/>"5am": {</text:p>
      <text:p text:style-name="P1"><text:s text:c="8"/>"leaderId": "ee39d7b4-b063-47f8-a834-99121cea6a04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0d58b30b-8a15-4fbc-bc74-5fed98e2127f",</text:p>
      <text:p text:style-name="P1"><text:s text:c="8"/>"doctrineLeaderId": "22e7cd9e-53ea-4fa6-99d5-6e822eabd00b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6:00 PM",</text:p>
      <text:p text:style-name="P1"><text:s text:c="8"/>"endTime": null,</text:p>
      <text:p text:style-name="P1"><text:s text:c="8"/>"type": "married",</text:p>
      <text:p text:style-name="P1"><text:s text:c="8"/>"language": "es",</text:p>
      <text:p text:style-name="P1"><text:s text:c="8"/>"leaderIds": [</text:p>
      <text:p text:style-name="P1"><text:s text:c="10"/>"a09ba6cd-a8ea-4b6e-868c-db540b7d577a"</text:p>
      <text:p text:style-name="P1"><text:s text:c="8"/>],</text:p>
      <text:p text:style-name="P1"><text:s text:c="8"/>"topic": "Dominical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30": {</text:p>
      <text:p text:style-name="P1"><text:s text:c="4"/>"id": "98fc96a3-926e-42e9-932b-95d9a325a456",</text:p>
      <text:p text:style-name="P1"><text:s text:c="4"/>"date": "2026-03-30",</text:p>
      <text:p text:style-name="P1"><text:s text:c="4"/>"slots": {</text:p>
      <text:p text:style-name="P1"><text:s text:c="6"/>"5am": {</text:p>
      <text:p text:style-name="P1"><text:s text:c="8"/>"leaderId": "d434fd0f-b0bb-4414-88f2-e3d79d77c953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56add9e2-2579-47ff-b67b-aed3026ccd43",</text:p>
      <text:p text:style-name="P1"><text:s text:c="8"/>"doctrineLeaderId": "c9fdd217-388a-4af2-b9a8-67b6d6ad06f4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a5fb1fa4-9910-4a9a-aa8a-4fd88ccd7b9b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31": {</text:p>
      <text:p text:style-name="P1"><text:s text:c="4"/>"id": "d09dc460-4e7b-4aef-893d-d1b474e60341",</text:p>
      <text:p text:style-name="P1"><text:s text:c="4"/>"date": "2026-03-31",</text:p>
      <text:p text:style-name="P1"><text:s text:c="4"/>"slots": {</text:p>
      <text:p text:style-name="P1"><text:s text:c="6"/>"5am": {</text:p>
      <text:p text:style-name="P1"><text:s text:c="8"/>"leaderId": "00f913c8-2a24-4f7f-af74-ce5d0c23e54d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c28b666c-5626-43e6-8610-9709f25cfb99",</text:p>
      <text:p text:style-name="P1"><text:s text:c="8"/>"doctrineLeaderId": "a22727b1-1db1-4736-8324-e54d53afa28f",</text:p>
      <text:p text:style-name="P1"><text:s text:c="8"/>"customLabel": null</text:p>
      <text:p text:style-name="P1"><text:s text:c="6"/>},</text:p>
      <text:p text:style-name="P1"><text:s text:c="6"/>"evening": {</text:p>
      <text:p text:style-name="P1"><text:s text:c="8"/>"time": "7:00 PM",</text:p>
      <text:p text:style-name="P1"><text:s text:c="8"/>"endTime": null,</text:p>
      <text:p text:style-name="P1"><text:s text:c="8"/>"type": "regular",</text:p>
      <text:p text:style-name="P1"><text:s text:c="8"/>"language": "es",</text:p>
      <text:p text:style-name="P1"><text:s text:c="8"/>"leaderIds": [</text:p>
      <text:p text:style-name="P1"><text:s text:c="10"/>"be4d631c-34f7-4405-bc4c-c800c8381cb4"</text:p>
      <text:p text:style-name="P1"><text:s text:c="8"/>],</text:p>
      <text:p text:style-name="P1"><text:s text:c="8"/>"topic": ""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08": {</text:p>
      <text:p text:style-name="P1"><text:s text:c="4"/>"id": "0aa9d3bb-a74b-4d37-baf6-c9e02eca7512",</text:p>
      <text:p text:style-name="P1"><text:s text:c="4"/>"date": "2026-03-08",</text:p>
      <text:p text:style-name="P1"><text:s text:c="4"/>"slots": {</text:p>
      <text:p text:style-name="P1"><text:s text:c="6"/>"5am": {</text:p>
      <text:p text:style-name="P1"><text:s text:c="8"/>"leaderId": "54a438dd-afbd-4f06-90a7-6936c9aaedb3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9a851a58-586e-4570-8aef-8d76c2a50aa6",</text:p>
      <text:p text:style-name="P1"><text:s text:c="8"/>"doctrineLeaderId": "3220ac06-4b9b-417f-adc7-a726fac26657",</text:p>
      <text:p text:style-name="P1"><text:s text:c="8"/>"customLabel": null,</text:p>
      <text:p text:style-name="P1"><text:s text:c="8"/>"sundayType": "local"</text:p>
      <text:p text:style-name="P1"><text:s text:c="6"/>},</text:p>
      <text:p text:style-name="P1"><text:s text:c="6"/>"evening": {</text:p>
      <text:p text:style-name="P1"><text:s text:c="8"/>"time": "6:00 PM",</text:p>
      <text:p text:style-name="P1"><text:s text:c="8"/>"endTime": null,</text:p>
      <text:p text:style-name="P1"><text:s text:c="8"/>"type": "married",</text:p>
      <text:p text:style-name="P1"><text:s text:c="8"/>"language": "es",</text:p>
      <text:p text:style-name="P1"><text:s text:c="8"/>"leaderIds": [</text:p>
      <text:p text:style-name="P1"><text:s text:c="10"/>"be4d631c-34f7-4405-bc4c-c800c8381cb4"</text:p>
      <text:p text:style-name="P1"><text:s text:c="8"/>]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15": {</text:p>
      <text:p text:style-name="P1"><text:s text:c="4"/>"id": "de14f9c8-1fa1-4b1d-89ac-f41d8c184c19",</text:p>
      <text:p text:style-name="P1"><text:s text:c="4"/>"date": "2026-03-15",</text:p>
      <text:p text:style-name="P1"><text:s text:c="4"/>"slots": {</text:p>
      <text:p text:style-name="P1"><text:s text:c="6"/>"5am": {</text:p>
      <text:p text:style-name="P1"><text:s text:c="8"/>"leaderId": "00f913c8-2a24-4f7f-af74-ce5d0c23e54d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c28b666c-5626-43e6-8610-9709f25cfb99",</text:p>
      <text:p text:style-name="P1"><text:s text:c="8"/>"doctrineLeaderId": "a22727b1-1db1-4736-8324-e54d53afa28f",</text:p>
      <text:p text:style-name="P1"><text:s text:c="8"/>"customLabel": null,</text:p>
      <text:p text:style-name="P1"><text:s text:c="8"/>"sundayType": "exchange"</text:p>
      <text:p text:style-name="P1"><text:s text:c="6"/>},</text:p>
      <text:p text:style-name="P1"><text:s text:c="6"/>"evening": {</text:p>
      <text:p text:style-name="P1"><text:s text:c="8"/>"time": "6:00 PM",</text:p>
      <text:p text:style-name="P1"><text:s text:c="8"/>"endTime": null,</text:p>
      <text:p text:style-name="P1"><text:s text:c="8"/>"type": "married",</text:p>
      <text:p text:style-name="P1"><text:s text:c="8"/>"language": "es",</text:p>
      <text:p text:style-name="P1"><text:s text:c="8"/>"leaderIds": [</text:p>
      <text:p text:style-name="P1"><text:s text:c="10"/>"830e93d6-ca57-4e13-811b-6cb73b4469b6"</text:p>
      <text:p text:style-name="P1"><text:s text:c="8"/>]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,</text:p>
      <text:p text:style-name="P1"><text:s text:c="2"/>"2026-03-22": {</text:p>
      <text:p text:style-name="P1"><text:s text:c="4"/>"id": "8de97278-ff7d-4a42-9ec4-b3ddf96cb8f3",</text:p>
      <text:p text:style-name="P1"><text:s text:c="4"/>"date": "2026-03-22",</text:p>
      <text:p text:style-name="P1"><text:s text:c="4"/>"slots": {</text:p>
      <text:p text:style-name="P1"><text:s text:c="6"/>"5am": {</text:p>
      <text:p text:style-name="P1"><text:s text:c="8"/>"leaderId": "be4d631c-34f7-4405-bc4c-c800c8381cb4",</text:p>
      <text:p text:style-name="P1"><text:s text:c="8"/>"customLabel": null</text:p>
      <text:p text:style-name="P1"><text:s text:c="6"/>},</text:p>
      <text:p text:style-name="P1"><text:s text:c="6"/>"9am": {</text:p>
      <text:p text:style-name="P1"><text:s text:c="8"/>"consecrationLeaderId": "56add9e2-2579-47ff-b67b-aed3026ccd43",</text:p>
      <text:p text:style-name="P1"><text:s text:c="8"/>"doctrineLeaderId": "c9fdd217-388a-4af2-b9a8-67b6d6ad06f4",</text:p>
      <text:p text:style-name="P1"><text:s text:c="8"/>"customLabel": null,</text:p>
      <text:p text:style-name="P1"><text:s text:c="8"/>"sundayType": "local"</text:p>
      <text:p text:style-name="P1"><text:s text:c="6"/>},</text:p>
      <text:p text:style-name="P1"><text:s text:c="6"/>"evening": {</text:p>
      <text:p text:style-name="P1"><text:s text:c="8"/>"time": "6:00 PM",</text:p>
      <text:p text:style-name="P1"><text:s text:c="8"/>"endTime": null,</text:p>
      <text:p text:style-name="P1"><text:s text:c="8"/>"type": "married",</text:p>
      <text:p text:style-name="P1"><text:s text:c="8"/>"language": "es",</text:p>
      <text:p text:style-name="P1"><text:s text:c="8"/>"leaderIds": [</text:p>
      <text:p text:style-name="P1"><text:s text:c="10"/>"37c430cb-6fd1-4e1f-b918-a271e4de37ed"</text:p>
      <text:p text:style-name="P1"><text:s text:c="8"/>],</text:p>
      <text:p text:style-name="P1"><text:s text:c="8"/>"customLabel": null</text:p>
      <text:p text:style-name="P1"><text:s text:c="6"/>}</text:p>
      <text:p text:style-name="P1"><text:s text:c="4"/>}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1</meta:generator>
  </office:meta>
</office:document-meta>
</file>